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Bold" svg:font-family="LiberationSans-Bold" style:font-family-generic="swiss"/>
    <style:font-face style:name="DejaVuSansMono" svg:font-family="DejaVuSansMono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8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6236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1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126in"/>
    </style:style>
    <style:style style:name="co10" style:family="table-column">
      <style:table-column-properties fo:break-before="auto" style:column-width="6.5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color="#c5000b"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fo:font-size="10pt" style:font-name-asian="DejaVuSansMono" style:font-size-asian="10pt" style:font-name-complex="DejaVuSansMono" style:font-size-complex="10pt"/>
    </style:style>
    <style:style style:name="ce4" style:family="table-cell" style:parent-style-name="Default">
      <style:table-cell-properties fo:background-color="#99ccff"/>
      <style:text-properties fo:color="#c5000b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ext-properties fo:color="#c5000b" style:text-position=""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LiberationSans-Bol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6"/>
      <style:text-properties style:text-position=""/>
    </style:style>
    <style:style style:name="ce9" style:family="table-cell" style:parent-style-name="Default">
      <style:text-properties fo:color="#c5000b" style:text-position=""/>
    </style:style>
    <style:style style:name="ce10" style:family="table-cell" style:parent-style-name="Default">
      <style:table-cell-properties fo:background-color="#99ccff"/>
      <style:text-properties fo:color="#c5000b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 fo:font-size="10pt" style:font-name-asian="DejaVuSansMono" style:font-size-asian="10pt" style:font-name-complex="DejaVuSansMono" style:font-size-complex="10pt"/>
    </style:style>
    <style:style style:name="ce13" style:family="table-cell" style:parent-style-name="Default">
      <style:table-cell-properties fo:background-color="#99ccff"/>
      <style:text-properties fo:color="#c5000b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c5000b"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Sans-Bol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66"/>
    </style:style>
    <style:style style:name="ce18" style:family="table-cell" style:parent-style-name="Default">
      <style:text-properties fo:color="#c5000b"/>
    </style:style>
    <style:style style:name="ce19" style:family="table-cell" style:parent-style-name="Default">
      <style:table-cell-properties fo:border="0.06pt solid #000000"/>
      <style:text-properties fo:color="#c5000b"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</office:automatic-styles>
  <office:body>
    <office:spreadsheet>
      <table:table table:name="Blueboxpdf req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Blue Box Request Name</text:p>
          </table:table-cell>
          <table:table-cell table:style-name="ce1" office:value-type="string" calcext:value-type="string">
            <text:p>Request Parameters</text:p>
          </table:table-cell>
          <table:table-cell table:style-name="ce4"/>
          <table:table-cell/>
          <table:table-cell table:style-name="ce1" office:value-type="string" calcext:value-type="string">
            <text:p>Source of Input</text:p>
          </table:table-cell>
        </table:table-row>
        <table:table-row table:style-name="ro1">
          <table:table-cell/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ch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ListRequest</text:p>
          </table:table-cell>
          <table:table-cell table:style-name="ce3" office:value-type="string" calcext:value-type="string">
            <text:p>Address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n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b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tination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tinationSt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tu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itu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archRadi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archRadius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StarRa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StarRa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OfResul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ivalD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partureD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Group</text:p>
          </table:table-cell>
          <table:table-cell table:style-name="ce5" office:value-type="string" calcext:value-type="string">
            <text:p>room numb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pax count</text:p>
          </table:table-cell>
          <table:table-cell table:style-name="ce5" office:value-type="string" calcext:value-type="string">
            <text:p>adult count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infant cou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omtype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tetyp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ter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priority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ority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ority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ority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h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fig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 : ypsilonCheckou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: minorRev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:enricherUr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:customerIpAddres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 :ci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 :apiKey</text:p>
          </table:table-cell>
          <table:table-cell/>
        </table:table-row>
      </table:table>
      <table:table table:name="actual req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6" office:value-type="string" calcext:value-type="string">
            <text:p>Blue Box Request Name</text:p>
          </table:table-cell>
          <table:table-cell table:style-name="ce6" office:value-type="string" calcext:value-type="string">
            <text:p>Request Parameters</text:p>
          </table:table-cell>
          <table:table-cell table:style-name="ce9"/>
          <table:table-cell/>
          <table:table-cell table:style-name="ce6" office:value-type="string" calcext:value-type="string">
            <text:p>Source of Input</text:p>
          </table:table-cell>
        </table:table-row>
        <table:table-row table:style-name="ro2">
          <table:table-cell table:style-name="ce7" office:value-type="string" calcext:value-type="string">
            <text:p>HotelListRequest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Address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n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b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tination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tinationString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hotelIDL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tu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itu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archRadi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archRadiusUni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ort</text:p>
          </table:table-cell>
          <table:table-cell/>
          <table:table-cell office:value-type="string" calcext:value-type="string">
            <text:p>may be optional need to verify by removing this from the request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propertynam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ameniti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StarRa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StarRating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inTripAdvisorRating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axTripAdvisorRating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inRa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axRat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ropertyCategory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upplierTyp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numberOfBedRoom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OfResult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axRatePlanCou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rivalDate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ureDate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mGrou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chargeableRateInf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roomtype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teTyp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ultiRoomAvail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erchantScoringSourc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coringAlgorithmId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gnoreMmOverride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atelessSupplierSort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cheKey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cheLo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t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table:style-name="ce5" office:value-type="string" calcext:value-type="string">
            <text:p>priority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field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include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conflictResolutionPolicy</text:p>
          </table:table-cell>
          <table:table-cell/>
        </table:table-row>
        <table:table-row table:style-name="ro1"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priority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field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include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conflictResolutionPolicy</text:p>
          </table:table-cell>
          <table:table-cell/>
        </table:table-row>
        <table:table-row table:style-name="ro1"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priority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field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include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conflictResolutionPolicy</text:p>
          </table:table-cell>
          <table:table-cell/>
        </table:table-row>
        <table:table-row table:style-name="ro1"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priority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field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include</text:p>
          </table:table-cell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conflictResolutionPoli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h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fig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 : ypsilonCheckou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: minorRev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:enricherUr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:customerIpAddres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 :ci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y :apiKey</text:p>
          </table:table-cell>
          <table:table-cell/>
        </table:table-row>
      </table:table>
      <table:table table:name="mandatory fields" table:style-name="ta1">
        <table:table-column table:style-name="co1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row table:style-name="ro1">
          <table:table-cell table:style-name="ce19" office:value-type="string" calcext:value-type="string">
            <text:p>Blue Box Request Name</text:p>
          </table:table-cell>
          <table:table-cell table:style-name="ce19" office:value-type="string" calcext:value-type="string">
            <text:p>Request Parameters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Available</text:p>
          </table:table-cell>
        </table:table-row>
        <table:table-row table:style-name="ro3">
          <table:table-cell office:value-type="string" calcext:value-type="string">
            <text:p>minStarRating</text:p>
          </table:table-cell>
          <table:table-cell table:number-columns-repeated="2"/>
          <table:table-cell office:value-type="string" calcext:value-type="string">
            <text:p>Available as filter in the front-end not in the basic search.</text:p>
            <text:p>But we can send min rating and max rating default vales if provided</text:p>
          </table:table-cell>
        </table:table-row>
        <table:table-row table:style-name="ro3">
          <table:table-cell office:value-type="string" calcext:value-type="string">
            <text:p>maxStarRating</text:p>
          </table:table-cell>
          <table:table-cell table:number-columns-repeated="2"/>
          <table:table-cell office:value-type="string" calcext:value-type="string">
            <text:p>Available as filter in the front-end not in the basic search.</text:p>
            <text:p>But we can send min rating and max rating default vales if provided</text:p>
          </table:table-cell>
        </table:table-row>
        <table:table-row table:style-name="ro1">
          <table:table-cell office:value-type="string" calcext:value-type="string">
            <text:p>numberOfResults</text:p>
          </table:table-cell>
          <table:table-cell table:number-columns-repeated="2"/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arrivalDate</text:p>
          </table:table-cell>
          <table:table-cell table:number-columns-repeated="2"/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departureDate</text:p>
          </table:table-cell>
          <table:table-cell table:number-columns-repeated="2"/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RoomGrou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omNumber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/>
          <table:table-cell office:value-type="string" calcext:value-type="string">
            <text:p>paxCount</text:p>
          </table:table-cell>
          <table:table-cell office:value-type="string" calcext:value-type="string">
            <text:p>adultCount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dCount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number-columns-repeated="2"/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crs</text:p>
          </table:table-cell>
          <table:table-cell table:number-columns-repeated="2"/>
          <table:table-cell office:value-type="string" calcext:value-type="string">
            <text:p>This option is not available from front-end. </text:p>
          </table:table-cell>
        </table:table-row>
        <table:table-row table:style-name="ro3">
          <table:table-cell office:value-type="string" calcext:value-type="string">
            <text:p>config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eed to discuss about this field</text:p>
            <text:p>Is this the public IP address or local IP add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y:customerIpAddres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y :c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t available from front-end.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y :apiKe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Sans-Bold" svg:font-family="LiberationSans-Bold" style:font-family-generic="swiss"/>
    <style:font-face style:name="DejaVuSansMono" svg:font-family="DejaVuSansMono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6:58:02.7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2:51:22.348000000</meta:creation-date>
    <dc:date>2017-04-03T16:58:34.820000000</dc:date>
    <meta:editing-duration>PT2H56M27S</meta:editing-duration>
    <meta:editing-cycles>32</meta:editing-cycles>
    <meta:generator>LibreOffice/4.3.5.2$Windows_x86 LibreOffice_project/3a87456aaa6a95c63eea1c1b3201acedf0751bd5</meta:generator>
    <meta:document-statistic meta:table-count="3" meta:cell-count="204" meta:object-count="0"/>
  </office:meta>
</office:document-meta>
</file>